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67cm"/>
    </style:style>
    <style:style style:name="pr5" style:family="presentation" style:parent-style-name="oranssi-subtitle">
      <style:graphic-properties draw:fill="solid" draw:fill-color="#ffffff" draw:auto-grow-height="true" fo:min-height="7.404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3.911cm"/>
    </style:style>
    <style:style style:name="pr9" style:family="presentation" style:parent-style-name="oranssi-subtitle">
      <style:graphic-properties draw:fill="solid" draw:fill-color="#ffffff" draw:auto-grow-height="true" fo:min-height="3.852cm"/>
    </style:style>
    <style:style style:name="pr10" style:family="presentation" style:parent-style-name="oranssi-outline1">
      <style:graphic-properties draw:auto-grow-height="true" fo:min-height="15.499cm"/>
    </style:style>
    <style:style style:name="pr11" style:family="presentation" style:parent-style-name="oranssi-subtitle">
      <style:graphic-properties draw:fill="solid" draw:fill-color="#ffffff" draw:auto-grow-height="true" fo:min-height="5.158cm"/>
    </style:style>
    <style:style style:name="pr12" style:family="presentation" style:parent-style-name="oranssi-subtitle">
      <style:graphic-properties draw:fill="solid" draw:fill-color="#ffffff" draw:auto-grow-height="true" fo:min-height="8.963cm"/>
    </style:style>
    <style:style style:name="pr13" style:family="presentation" style:parent-style-name="oranssi-subtitle">
      <style:graphic-properties draw:fill="solid" draw:fill-color="#ffffff" draw:auto-grow-height="true" fo:min-height="10.698cm"/>
    </style:style>
    <style:style style:name="pr14" style:family="presentation" style:parent-style-name="oranssi-outline1">
      <style:graphic-properties draw:auto-grow-height="true" fo:min-height="2.01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FreeMono" fo:font-size="18pt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14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FreeMono" fo:font-size="28pt" style:font-size-asian="28pt" style:font-size-complex="28pt"/>
    </style:style>
    <style:style style:name="T20" style:family="text">
      <style:text-properties style:font-name="Nimbus Roman No9 L1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font-name="Nimbus Roman No9 L1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FreeMono" fo:font-size="24pt" style:font-size-asian="24pt" style:font-size-complex="24pt"/>
    </style:style>
    <style:style style:name="T23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00" style:font-name="FreeMono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00" style:font-name="FreeMono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0.573cm" svg:x="1.501cm" svg:y="1.903cm" presentation:class="subtitle" presentation:user-transformed="true">
          <draw:text-box>
            <text:p><text:span text:style-name="T1">Est</text:span><text:span text:style-name="T1">rut</text:span><text:span text:style-name="T1">ura</text:span><text:span text:style-name="T1">s </text:span><text:span text:style-name="T1">de </text:span><text:span text:style-name="T1">Lin</text:span><text:span text:style-name="T1">gu</text:span><text:span text:style-name="T1">ag</text:span><text:span text:style-name="T1">em</text:span></text:p>
            <text:p><text:span text:style-name="T2"/></text:p>
            <text:p><text:span text:style-name="T2">Inte</text:span><text:span text:style-name="T2">rpre</text:span><text:span text:style-name="T2">taç</text:span><text:span text:style-name="T2">ão </text:span><text:span text:style-name="T2">de </text:span><text:span text:style-name="T2">Pro</text:span><text:span text:style-name="T2">gra</text:span><text:span text:style-name="T2">ma</text:span><text:span text:style-name="T2">s</text:span></text:p>
            <text:p><text:span text:style-name="T2">(co</text:span><text:span text:style-name="T2">m </text:span><text:span text:style-name="T2">pro</text:span><text:span text:style-name="T2">gra</text:span><text:span text:style-name="T2">ma</text:span><text:span text:style-name="T2">ção </text:span><text:span text:style-name="T2">fun</text:span><text:span text:style-name="T2">cio</text:span><text:span text:style-name="T2">nal)</text:span></text:p>
            <text:p><text:span text:style-name="T2"/></text:p>
            <text:p><text:span text:style-name="T3">Co</text:span><text:span text:style-name="T3">ma</text:span><text:span text:style-name="T3">nd</text:span><text:span text:style-name="T3">os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4">Franci</text:span><text:span text:style-name="T4">sco </text:span><text:span text:style-name="T4">Sant'A</text:span><text:span text:style-name="T4">nna</text:span></text:p>
            <text:p text:style-name="P2"><text:span text:style-name="T5"/></text:p>
            <text:p text:style-name="P2"><text:span text:style-name="T5">francisco</text:span><text:span text:style-name="T5">@ime.uerj</text:span><text:span text:style-name="T5">.br</text:span></text:p>
            <text:p text:style-name="P2"><text:span text:style-name="T5"/></text:p>
            <text:p text:style-name="P2"><text:span text:style-name="T5">http://</text:span><text:span text:style-name="T5">github.co</text:span><text:span text:style-name="T5">m/</text:span><text:span text:style-name="T5">fsantanna</text:span><text:span text:style-name="T5">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6">Unidade sintática que descreve uma ação em um programa imperativo</text:span></text:p>
              </text:list-item>
              <text:list-item>
                <text:p xml:id="id2" text:id="id2"><text:span text:style-name="T6">Atribuição, Controle de Fluxo (sequência, condicional, repetição), Chamadas, etc</text:span></text:p>
              </text:list-item>
              <text:list-item>
                <text:p xml:id="id3" text:id="id3"><text:span text:style-name="T6">Como representá-los em Haskell?</text:span></text:p>
                <text:list>
                  <text:list-item>
                    <text:p xml:id="id4" text:id="id4"><text:span text:style-name="T7">atribuição</text:span></text:p>
                  </text:list-item>
                  <text:list-item>
                    <text:p xml:id="id5" text:id="id5"><text:span text:style-name="T6">sequência</text:span></text:p>
                  </text:list-item>
                  <text:list-item>
                    <text:p xml:id="id6" text:id="id6"><text:span text:style-name="T6">condicional</text:span></text:p>
                  </text:list-item>
                  <text:list-item>
                    <text:p xml:id="id7" text:id="id7"><text:span text:style-name="T6">repetição</text:span></text:p>
                  </text:list-item>
                </text:list>
              </text:list-item>
            </text:list>
          </draw:text-box>
        </draw:frame>
        <draw:frame presentation:style-name="pr5" draw:text-style-name="P6" xml:id="id8" draw:id="id8" draw:layer="layout" svg:width="10.717cm" svg:height="7.404cm" svg:x="16.18cm" svg:y="12.591cm">
          <draw:text-box>
            <text:p text:style-name="P5"><text:span text:style-name="T8">data</text:span><text:span text:style-name="T9"> Cmd = Atr String Exp</text:span></text:p>
            <text:p text:style-name="P5"><text:span text:style-name="T9"><text:s text:c="9"/></text:span><text:span text:style-name="T9">| Seq Cmd Cmd</text:span></text:p>
            <text:p text:style-name="P5"><text:span text:style-name="T9"><text:s text:c="9"/></text:span><text:span text:style-name="T9">| Cnd Exp Cmd Cmd</text:span></text:p>
            <text:p text:style-name="P5"><text:span text:style-name="T9"><text:s text:c="9"/></text:span><text:span text:style-name="T9">| Rep Exp Cmd</text:span></text:p>
            <text:p text:style-name="P5"><text:span text:style-name="T9"><text:s text:c="2"/></text:span><text:span text:style-name="T8">deriving</text:span><text:span text:style-name="T9"> </text:span><text:span text:style-name="T8">Show</text:span></text:p>
            <text:p text:style-name="P5"><text:span text:style-name="T10"/></text:p>
            <text:p text:style-name="P5"><text:span text:style-name="T9">c1 = Seq [ Atr “x” (Num 10),</text:span></text:p>
            <text:p text:style-name="P5"><text:span text:style-name="T9"><text:s text:c="11"/></text:span><text:span text:style-name="T9">Atr “y” (Var “x”) ]</text:span></text:p>
            <text:p text:style-name="P5"><text:span text:style-name="T10"/></text:p>
            <text:p text:style-name="P5"><text:span text:style-name="T8">main</text:span><text:span text:style-name="T9"> = </text:span><text:span text:style-name="T8">print</text:span><text:span text:style-name="T9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Como avaliá-los em Haskell?</text:span></text:p>
                <text:list>
                  <text:list-item>
                    <text:p xml:id="id10" text:id="id10"><text:span text:style-name="T12">avaliaCmd :: Cmd -&gt; ???</text:span></text:p>
                  </text:list-item>
                  <text:list-item>
                    <text:p xml:id="id13" text:id="id13"><text:span text:style-name="T13">avaliaCmd :: </text:span><text:span text:style-name="T12">Tela -&gt; Cmd -&gt; Tela</text:span></text:p>
                  </text:list-item>
                  <text:list-item>
                    <text:p xml:id="id14" text:id="id14"><text:span text:style-name="T13">avaliaCmd :: Teclado </text:span><text:span text:style-name="T12">-&gt; Tela -&gt; Cmd -&gt; Tela</text:span></text:p>
                  </text:list-item>
                  <text:list-item>
                    <text:p xml:id="id15" text:id="id15"><text:span text:style-name="T14">avaliaCmd :: Mem -&gt; Cmd -&gt; Mem</text:span></text:p>
                  </text:list-item>
                </text:list>
              </text:list-item>
              <text:list-item>
                <text:p xml:id="id11" text:id="id11"><text:span text:style-name="T11">2 questões</text:span></text:p>
                <text:list>
                  <text:list-item>
                    <text:p xml:id="id12" text:id="id12"><text:span text:style-name="T15">o que um programa faz efetivamente?</text:span></text:p>
                  </text:list-item>
                  <text:list-item>
                    <text:p xml:id="id18" text:id="id18"><text:span text:style-name="T15">como manter a memória (ambiente)?</text:span></text:p>
                  </text:list-item>
                </text:list>
              </text:list-item>
            </text:list>
          </draw:text-box>
        </draw:frame>
        <draw:frame presentation:style-name="pr8" draw:text-style-name="P6" xml:id="id16" draw:id="id16" draw:layer="layout" svg:width="12.37cm" svg:height="3.911cm" svg:x="1.143cm" svg:y="16.143cm">
          <draw:text-box>
            <text:p text:style-name="P5"><text:span text:style-name="T16">c1 = Seq [ Atr “x” (Num 10),</text:span></text:p>
            <text:p text:style-name="P5"><text:span text:style-name="T17"><text:s text:c="11"/></text:span><text:span text:style-name="T16">Atr “x” (Num 20),</text:span></text:p>
            <text:p text:style-name="P5"><text:span text:style-name="T16"><text:s text:c="11"/></text:span><text:span text:style-name="T16">Atr “y” (Var “x”) ]</text:span></text:p>
            <text:p text:style-name="P5"><text:span text:style-name="T10"/></text:p>
            <text:p text:style-name="P5"><text:span text:style-name="T18">main</text:span><text:span text:style-name="T16"> = avaliaCmd ??? c1 -&gt; ???</text:span></text:p>
          </draw:text-box>
        </draw:frame>
        <draw:frame presentation:style-name="pr9" draw:text-style-name="P6" xml:id="id17" draw:id="id17" draw:layer="layout" svg:width="12.37cm" svg:height="3.852cm" svg:x="14.643cm" svg:y="16.202cm">
          <draw:text-box>
            <text:p text:style-name="P5"><text:span text:style-name="T16">c2 = Atr “x”</text:span></text:p>
            <text:p text:style-name="P5"><text:span text:style-name="T16"><text:s text:c="7"/></text:span><text:span text:style-name="T16">(Add (Var “x”) (Num 1)</text:span></text:p>
            <text:p text:style-name="P5"><text:span text:style-name="T10"/></text:p>
            <text:p text:style-name="P5"><text:span text:style-name="T18">main</text:span><text:span text:style-name="T16"> = avaliaCmd ??? c2 -&gt; 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ória (Ambiente)</text:p>
          </draw:text-box>
        </draw:frame>
        <draw:frame presentation:style-name="pr10" draw:layer="layout" svg:width="25.199cm" svg:height="15.49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9">type Mem = [(String,Int)]</text:span></text:p>
                <text:list>
                  <text:list-item>
                    <text:p xml:id="id20" text:id="id20"><text:span text:style-name="T20">Associa um identificador a um valor inteiro</text:span></text:p>
                  </text:list-item>
                  <text:list-item>
                    <text:p xml:id="id21" text:id="id21"><text:span text:style-name="T20">O valor mais recente é adicionado no início</text:span></text:p>
                    <text:p><text:span text:style-name="T21"/></text:p>
                  </text:list-item>
                </text:list>
                <text:p xml:id="id23" text:id="id23"><text:span text:style-name="T22">Cmd <text:s text:c="4"/>Mem</text:span></text:p>
                <text:p xml:id="id24" text:id="id24"><text:span text:style-name="T22"><text:s text:c="8"/></text:span><text:span text:style-name="T22">[]</text:span></text:p>
                <text:p xml:id="id25" text:id="id25"><text:span text:style-name="T22">x = 10</text:span></text:p>
                <text:p xml:id="id26" text:id="id26"><text:span text:style-name="T22"><text:s text:c="8"/></text:span><text:span text:style-name="T22">[(“x”,10)]</text:span></text:p>
                <text:p xml:id="id27" text:id="id27"><text:span text:style-name="T22">x = 20</text:span></text:p>
                <text:p xml:id="id28" text:id="id28"><text:span text:style-name="T22"><text:s text:c="8"/></text:span><text:span text:style-name="T22">[(“x”,20),(“x”,10)]</text:span></text:p>
                <text:p xml:id="id29" text:id="id29"><text:span text:style-name="T22">y = x</text:span></text:p>
                <text:p xml:id="id30" text:id="id30"><text:span text:style-name="T22"><text:s text:c="8"/></text:span><text:span text:style-name="T22">[(“y”,20),(“x”,20),(“x”,10)]</text:span></text:p>
              </text:list-item>
            </text:list>
          </draw:text-box>
        </draw:frame>
        <draw:frame presentation:style-name="pr11" draw:text-style-name="P6" xml:id="id22" draw:id="id22" draw:layer="layout" svg:width="12.723cm" svg:height="5.158cm" svg:x="14.774cm" svg:y="10.285cm">
          <draw:text-box>
            <text:p text:style-name="P5"><text:span text:style-name="T16">type Mem = [(String,Int)]</text:span></text:p>
            <text:p text:style-name="P5"><text:span text:style-name="T16"/></text:p>
            <text:p text:style-name="P5"><text:span text:style-name="T16">prog = Seq [ Atr “x” (Num 10),</text:span></text:p>
            <text:p text:style-name="P5"><text:span text:style-name="T17"><text:s text:c="13"/></text:span><text:span text:style-name="T16">Atr “x” (Num 20),</text:span></text:p>
            <text:p text:style-name="P5"><text:span text:style-name="T16"><text:s text:c="13"/></text:span><text:span text:style-name="T16">Atr “y” (Var “x”) ]</text:span></text:p>
            <text:p text:style-name="P5"><text:span text:style-name="T10"/></text:p>
            <text:p text:style-name="P5"><text:span text:style-name="T16">mem = avaliaCmd []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ória (Ambiente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11">Como manipular a memória?</text:span></text:p>
                <text:list>
                  <text:list-item>
                    <text:p xml:id="id32" text:id="id32"><text:span text:style-name="T23">consulta :: Mem -&gt; String -&gt; Int</text:span></text:p>
                  </text:list-item>
                  <text:list-item>
                    <text:p xml:id="id33" text:id="id33"><text:span text:style-name="T23">escreve <text:s/>:: Mem -&gt; String -&gt; Int -&gt; Mem</text:span></text:p>
                  </text:list-item>
                </text:list>
              </text:list-item>
            </text:list>
          </draw:text-box>
        </draw:frame>
        <draw:frame presentation:style-name="pr12" draw:text-style-name="P6" draw:layer="layout" svg:width="20.459cm" svg:height="8.963cm" svg:x="3.448cm" svg:y="10.117cm">
          <draw:text-box>
            <text:p xml:id="id34" text:id="id34" text:style-name="P5"><text:span text:style-name="T24">type</text:span><text:span text:style-name="T25"> Mem = [(</text:span><text:span text:style-name="T24">String</text:span><text:span text:style-name="T25">,</text:span><text:span text:style-name="T24">Int</text:span><text:span text:style-name="T25">)]</text:span></text:p>
            <text:p text:style-name="P5"><text:span text:style-name="T8"/></text:p>
            <text:p xml:id="id35" text:id="id35" text:style-name="P5"><text:span text:style-name="T26">consulta :: Mem -&gt; </text:span><text:span text:style-name="T27">String</text:span><text:span text:style-name="T26"> -&gt; </text:span><text:span text:style-name="T27">Int</text:span></text:p>
            <text:p xml:id="id42" text:id="id42" text:style-name="P5"><text:span text:style-name="T26">consulta [] <text:s text:c="10"/>id = 0</text:span></text:p>
            <text:p xml:id="id38" text:id="id38" text:style-name="P5"><text:span text:style-name="T26">consulta ((id’,v’):l) id = </text:span><text:span text:style-name="T27">if</text:span><text:span text:style-name="T26"> id == id’ </text:span><text:span text:style-name="T27">then</text:span></text:p>
            <text:p xml:id="id39" text:id="id39" text:style-name="P5"><text:span text:style-name="T26"><text:s text:c="29"/></text:span><text:span text:style-name="T26">v’</text:span></text:p>
            <text:p xml:id="id40" text:id="id40" text:style-name="P5"><text:span text:style-name="T26"><text:s text:c="27"/></text:span><text:span text:style-name="T27">else</text:span></text:p>
            <text:p xml:id="id41" text:id="id41" text:style-name="P5"><text:span text:style-name="T26"><text:s text:c="29"/></text:span><text:span text:style-name="T26">consulta l id</text:span></text:p>
            <text:p text:style-name="P5"><text:span text:style-name="T9"/></text:p>
            <text:p xml:id="id36" text:id="id36" text:style-name="P5"><text:span text:style-name="T26">escreve :: Mem -&gt; </text:span><text:span text:style-name="T27">String</text:span><text:span text:style-name="T26"> -&gt; </text:span><text:span text:style-name="T27">Int</text:span><text:span text:style-name="T26"> -&gt; Mem</text:span></text:p>
            <text:p xml:id="id37" text:id="id37" text:style-name="P5"><text:span text:style-name="T26">escreve mem id v = (id,v):m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Como manter a memória?</text:span></text:p>
                <text:list>
                  <text:list-item>
                    <text:p><text:span text:style-name="T14">avaliaCmd :: Mem -&gt; Cmd -&gt; Mem</text:span></text:p>
                  </text:list-item>
                </text:list>
              </text:list-item>
            </text:list>
          </draw:text-box>
        </draw:frame>
        <draw:frame presentation:style-name="pr13" draw:text-style-name="P6" draw:layer="layout" svg:width="20.459cm" svg:height="10.698cm" svg:x="3.448cm" svg:y="8.764cm">
          <draw:text-box>
            <text:p xml:id="id43" text:id="id43" text:style-name="P5"><text:span text:style-name="T18">type</text:span><text:span text:style-name="T16"> Mem = [(String,Int)]</text:span></text:p>
            <text:p xml:id="id44" text:id="id44" text:style-name="P5"><text:span text:style-name="T16">consulta :: Mem -&gt; String -&gt; Int</text:span></text:p>
            <text:p xml:id="id45" text:id="id45" text:style-name="P5"><text:span text:style-name="T16">escreve <text:s/>:: Mem -&gt; String -&gt; Int -&gt; Mem</text:span></text:p>
            <text:p text:style-name="P5"><text:span text:style-name="T8"/></text:p>
            <text:p xml:id="id46" text:id="id46" text:style-name="P5"><text:span text:style-name="T8">data</text:span><text:span text:style-name="T9"> Cmd = Atr String Exp</text:span></text:p>
            <text:p xml:id="id47" text:id="id47" text:style-name="P5"><text:span text:style-name="T9"><text:s text:c="9"/></text:span><text:span text:style-name="T9">| Seq Cmd Cmd</text:span></text:p>
            <text:p text:style-name="P5"><text:span text:style-name="T9"/></text:p>
            <text:p xml:id="id48" text:id="id48" text:style-name="P5"><text:span text:style-name="T9">avaliaCmd :: Mem -&gt; Cmd -&gt; Mem</text:span></text:p>
            <text:p xml:id="id52" text:id="id52" text:style-name="P5"><text:span text:style-name="T9">avaliaCmd mem (Atr id exp) =</text:span></text:p>
            <text:p xml:id="id54" text:id="id54" text:style-name="P5"><text:span text:style-name="T9"><text:s text:c="29"/></text:span><text:span text:style-name="T9">escreve mem id v </text:span><text:span text:style-name="T8">where</text:span></text:p>
            <text:p xml:id="id55" text:id="id55" text:style-name="P5"><text:span text:style-name="T9"><text:s text:c="31"/></text:span><text:span text:style-name="T9">v = avaliaExp mem exp</text:span></text:p>
            <text:p xml:id="id53" text:id="id53" text:style-name="P5"><text:span text:style-name="T9">avaliaCmd mem (Seq c1 c2) <text:s/>=</text:span></text:p>
            <text:p xml:id="id56" text:id="id56" text:style-name="P5"><text:span text:style-name="T9"><text:s text:c="29"/></text:span><text:span text:style-name="T9">avaliaCmd mem’ c2 </text:span><text:span text:style-name="T8">where</text:span></text:p>
            <text:p xml:id="id57" text:id="id57" text:style-name="P5"><text:span text:style-name="T9"><text:s text:c="31"/></text:span><text:span text:style-name="T9">mem’ = avaliaCmd mem c1</text:span></text:p>
            <text:p text:style-name="P5"><text:span text:style-name="T9"/></text:p>
            <text:p xml:id="id49" text:id="id49" text:style-name="P5"><text:span text:style-name="T9">avaliaExp :: Mem -&gt; Exp -&gt; Int</text:span></text:p>
            <text:p xml:id="id50" text:id="id50" text:style-name="P5"><text:span text:style-name="T9">...</text:span></text:p>
            <text:p xml:id="id51" text:id="id51" text:style-name="P5"><text:span text:style-name="T9">avaliaExp mem (Var id) = consulta mem i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4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11">Condicional</text:span></text:p>
              </text:list-item>
            </text:list>
          </draw:text-box>
        </draw:frame>
        <draw:frame presentation:style-name="pr13" draw:text-style-name="P6" draw:layer="layout" svg:width="23.748cm" svg:height="10.698cm" svg:x="3.448cm" svg:y="8.064cm">
          <draw:text-box>
            <text:p text:style-name="P5"><text:span text:style-name="T8">type</text:span><text:span text:style-name="T9"> Amb = String -&gt; Int</text:span></text:p>
            <text:p text:style-name="P5"><text:span text:style-name="T8"/></text:p>
            <text:p text:style-name="P5"><text:span text:style-name="T8">data</text:span><text:span text:style-name="T9"> Cmd = Atr String Exp</text:span></text:p>
            <text:p text:style-name="P5"><text:span text:style-name="T9"><text:s text:c="9"/></text:span><text:span text:style-name="T9">| Seq Cmd Cmd</text:span></text:p>
            <text:p text:style-name="P5"><text:span text:style-name="T9"><text:s text:c="9"/></text:span><text:span text:style-name="T9">| Cnd Exp Cmd Cmd</text:span></text:p>
            <text:p text:style-name="P5"><text:span text:style-name="T9"/></text:p>
            <text:p text:style-name="P5"><text:span text:style-name="T9">avaliaExp :: Amb -&gt; Exp -&gt; Int</text:span></text:p>
            <text:p text:style-name="P5"><text:span text:style-name="T9">...</text:span></text:p>
            <text:p text:style-name="P5"><text:span text:style-name="T9"/></text:p>
            <text:p text:style-name="P5"><text:span text:style-name="T9">avaliaCmd :: Amb -&gt; Cmd -&gt; Amb</text:span></text:p>
            <text:p text:style-name="P5"><text:span text:style-name="T9">avaliaCmd amb (Atr id exp) <text:s text:c="3"/>= ...</text:span></text:p>
            <text:p text:style-name="P5"><text:span text:style-name="T9">avaliaCmd amb (Seq c1 c2) <text:s text:c="4"/>= avaliaCmd amb’ c2</text:span></text:p>
            <text:p text:style-name="P5"><text:span text:style-name="T9"><text:s text:c="32"/></text:span><text:span text:style-name="T8">where</text:span><text:span text:style-name="T9"> amb’ = avaliaCmd amb c1</text:span></text:p>
            <text:p xml:id="id58" text:id="id58" text:style-name="P5"><text:span text:style-name="T9">avaliaCmd amb (Cnd exp c1 c2) =</text:span></text:p>
            <text:p xml:id="id59" text:id="id59" text:style-name="P5"><text:span text:style-name="T9"><text:s text:c="32"/></text:span><text:span text:style-name="T8">if</text:span><text:span text:style-name="T9"> (avaliaExp amb exp) /= 0 </text:span><text:span text:style-name="T8">then</text:span></text:p>
            <text:p xml:id="id60" text:id="id60" text:style-name="P5"><text:span text:style-name="T9"><text:s text:c="34"/></text:span><text:span text:style-name="T9">avaliaCmd amb c1</text:span></text:p>
            <text:p xml:id="id61" text:id="id61" text:style-name="P5"><text:span text:style-name="T9"><text:s text:c="32"/></text:span><text:span text:style-name="T8">else</text:span></text:p>
            <text:p xml:id="id62" text:id="id62" text:style-name="P5"><text:span text:style-name="T9"><text:s text:c="34"/></text:span><text:span text:style-name="T9">avaliaCmd amb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77</meta:editing-cycles>
    <meta:editing-duration>P61DT21H6M16S</meta:editing-duration>
    <meta:initial-creator>chico </meta:initial-creator>
    <dc:date>2019-10-29T15:09:13.408506305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